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Killing John Wayne</text:p>
      <text:p text:style-name="P1"/>
      <text:p text:style-name="P1">Rialto Kino Wilhelmsburg</text:p>
      <text:p text:style-name="P2">mit Pauline Jacob</text:p>
      <text:p text:style-name="P2">Regie Anja Kerschkewicz</text:p>
      <text:p text:style-name="P2">Bühne Nadia Schrader</text:p>
      <text:p text:style-name="P2">Kostüme Sybille Wallum</text:p>
      <text:p text:style-name="P2">Musik Kristof Gundelfing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9:04</dc:date>
    <meta:editing-duration>PT8M51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7" meta:word-count="22" meta:character-count="158"/>
  </office:meta>
</office:document-meta>
</file>